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, Calibri_EmbeddedFont, Calibri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d029"/>
    </style:style>
    <style:style style:name="P2" style:family="paragraph" style:parent-style-name="Standard">
      <style:paragraph-properties fo:break-before="page"/>
      <style:text-properties officeooo:paragraph-rsid="0005d029"/>
    </style:style>
    <style:style style:name="P3" style:family="paragraph" style:parent-style-name="Standard">
      <style:text-properties officeooo:rsid="0005d029" officeooo:paragraph-rsid="0005d029"/>
    </style:style>
    <style:style style:name="P4" style:family="paragraph" style:parent-style-name="Standard">
      <style:text-properties style:font-name="Liberation Serif" fo:font-size="12pt" fo:font-weight="bold" officeooo:paragraph-rsid="0005d029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070806"/>
    </style:style>
    <style:style style:name="T1" style:family="text">
      <style:text-properties officeooo:rsid="0005d029"/>
    </style:style>
    <style:style style:name="T2" style:family="text">
      <style:text-properties style:font-name="Calibri" fo:font-size="11pt" fo:language="pt" fo:country="BR" style:font-size-asian="12pt" style:font-size-complex="12pt"/>
    </style:style>
    <style:style style:name="T3" style:family="text">
      <style:text-properties style:font-name="Calibri" fo:font-size="11pt" fo:language="pt" fo:country="BR" fo:font-weight="bold" style:font-size-asian="12pt" style:font-size-complex="12pt"/>
    </style:style>
    <style:style style:name="T4" style:family="text">
      <style:text-properties fo:language="pt" fo:country="BR" officeooo:rsid="0005d029"/>
    </style:style>
    <style:style style:name="T5" style:family="text">
      <style:text-properties fo:language="pt" fo:country="BR" fo:font-weight="normal" officeooo:rsid="0005d029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font-name="Calibri" fo:font-size="11pt" fo:language="pt" fo:country="BR" fo:font-style="normal"/>
    </style:style>
    <style:style style:name="T8" style:family="text">
      <style:text-properties fo:font-variant="normal" fo:text-transform="none" style:font-name="Calibri" fo:font-size="11pt" fo:language="pt" fo:country="BR" fo:font-style="normal" fo:font-weight="normal"/>
    </style:style>
    <style:style style:name="T9" style:family="text">
      <style:text-properties fo:font-variant="normal" fo:text-transform="none" style:font-name="Calibri" fo:font-size="11pt" fo:language="pt" fo:country="BR" fo:font-style="normal" fo:font-weight="normal" officeooo:rsid="00070806"/>
    </style:style>
    <style:style style:name="T10" style:family="text">
      <style:text-properties fo:font-variant="normal" fo:text-transform="none" style:font-name="Calibri" fo:font-size="11pt" fo:language="pt" fo:country="BR" fo:font-style="normal" officeooo:rsid="00070806"/>
    </style:style>
    <style:style style:name="T11" style:family="text">
      <style:text-properties fo:font-variant="normal" fo:text-transform="none" style:font-name="Calibri" fo:language="pt" fo:country="BR" fo:font-style="normal"/>
    </style:style>
    <style:style style:name="T12" style:family="text">
      <style:text-properties fo:font-variant="normal" fo:text-transform="none" style:font-name="Calibri" fo:language="pt" fo:country="BR" fo:font-style="normal" officeooo:rsid="00070806"/>
    </style:style>
    <style:style style:name="T13" style:family="text">
      <style:text-properties fo:font-variant="normal" fo:text-transform="none" fo:color="#242021" loext:opacity="100%" style:font-name="Liberation Serif" fo:font-size="12pt" fo:language="pt" fo:country="BR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242021" loext:opacity="100%" style:font-name="Liberation Serif" fo:font-size="12pt" fo:language="pt" fo:country="BR" fo:font-style="italic" fo:font-weight="normal" style:font-weight-asian="normal" style:font-weight-complex="normal"/>
    </style:style>
    <style:style style:name="T15" style:family="text">
      <style:text-properties fo:font-variant="normal" fo:text-transform="none" fo:color="#242021" loext:opacity="100%" style:font-name="Liberation Serif" fo:font-style="normal" fo:font-weight="normal" style:font-weight-asian="normal" style:font-weight-complex="normal"/>
    </style:style>
    <style:style style:name="T16" style:family="text">
      <style:text-properties fo:font-variant="normal" fo:text-transform="none" fo:font-style="normal"/>
    </style:style>
    <style:style style:name="T17" style:family="text">
      <style:text-properties fo:font-variant="normal" fo:text-transform="none" fo:font-style="normal" fo:font-weight="normal"/>
    </style:style>
    <style:style style:name="T18" style:family="text">
      <style:text-properties fo:font-variant="normal" fo:text-transform="none" style:font-name="Liberation Serif" fo:font-size="12pt" fo:language="pt" fo:country="BR" fo:font-style="normal" fo:font-weight="normal" style:font-weight-asian="normal" style:font-weight-complex="normal"/>
    </style:style>
    <style:style style:name="T19" style:family="text">
      <style:text-properties fo:font-variant="normal" fo:text-transform="none" style:font-name="Liberation Serif" fo:font-size="12pt" fo:language="pt" fo:country="BR" fo:font-style="normal" fo:font-weight="normal" officeooo:rsid="0005d029" style:font-weight-asian="normal" style:font-weight-complex="normal"/>
    </style:style>
    <style:style style:name="T20" style:family="text">
      <style:text-properties fo:font-variant="normal" fo:text-transform="none" style:font-name="Liberation Serif" fo:font-style="normal" fo:font-weight="normal" style:font-weight-asian="normal" style:font-weight-complex="normal"/>
    </style:style>
    <style:style style:name="T21" style:family="text">
      <style:text-properties fo:font-variant="normal" fo:text-transform="none" fo:language="pt" fo:country="BR" fo:font-style="normal"/>
    </style:style>
    <style:style style:name="T22" style:family="text">
      <style:text-properties fo:font-variant="normal" fo:text-transform="none" fo:language="pt" fo:country="BR" fo:font-style="normal" officeooo:rsid="00070806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5d029" style:font-weight-asian="normal" style:font-weight-complex="normal"/>
    </style:style>
    <style:style style:name="T25" style:family="text">
      <style:text-properties fo:font-weight="normal" officeooo:rsid="00070806" style:font-weight-asian="normal" style:font-weight-complex="normal"/>
    </style:style>
    <style:style style:name="T26" style:family="text">
      <style:text-properties style:font-name="Liberation Serif" fo:font-size="12pt" fo:language="pt" fo:country="BR" style:font-size-asian="12pt" style:font-size-complex="12pt"/>
    </style:style>
    <style:style style:name="T27" style:family="text">
      <style:text-properties style:font-name="Liberation Serif" fo:font-size="12pt" style:font-size-asian="12pt" style:font-size-complex="12pt"/>
    </style:style>
    <style:style style:name="T28" style:family="text">
      <style:text-properties fo:language="pt" fo:country="PT" fo:font-weight="normal" officeooo:rsid="0005d029" style:font-weight-asian="normal" style:font-weight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05d029" style:font-weight-asian="normal" style:font-weight-complex="normal"/>
    </style:style>
    <style:style style:name="T31" style:family="text">
      <style:text-properties officeooo:rsid="000708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Nome: Wallace Santos Ribeiro RA: </text:span><text:span text:style-name="T21">RM: 309767 </text:span><text:span text:style-name="T22">| </text:span><text:span text:style-name="T21">2° Semestre GTI</text:span><text:span text:style-name="T16"> </text:span></text:p>
      <text:p text:style-name="P4"><text:span text:style-name="T16"/></text:p>
      <text:p text:style-name="P5">Analytics e Business Intelligence - Lista de Exercícios 1<text:line-break/>Prof. Dr. Felipe Aragão Campos Salles</text:p>
      <text:p text:style-name="P5"><text:line-break/>1) Qual são as características de dado, informação e conhecimento?</text:p>
      <text:p text:style-name="P1"><text:span text:style-name="T1">R: Dado é o menor e mais simples elemento de registro, Informação é um conjunto de dados em um sistema e Conhecimento é uma informação que devidamente tratada, muda o comportamento do sistema.</text:span></text:p>
      <text:p text:style-name="P1"/>
      <text:p text:style-name="P1">2) O que é o conhecimento tácito?</text:p>
      <text:p text:style-name="P3">R: Refere-se a um tipo de conhecimento difícil de ser transmitido por palavras e sim pela vivência.</text:p>
      <text:p text:style-name="P3"/>
      <text:p text:style-name="P1">3) O que é o conhecimento explícito?</text:p>
      <text:p text:style-name="P3">R: Refere-se a um tipo de conhecimento que pode ser transmito com maior facilidade, através de textos, imagens e etc…</text:p>
      <text:p text:style-name="P3"/>
      <text:p text:style-name="P1">4) Explique a Espiral do Conhecimento.</text:p>
      <text:p text:style-name="P1"><text:span text:style-name="T1">R: </text:span><text:span text:style-name="T4">Espiral do conhecimento refere-se a um modelo responsável pela conversão do conhecimento entre conhecimento tácito e conhecimento explícito, carregando como pilares de seu processo: </text:span><text:span text:style-name="T28">socialização, externalização, combinação e internalização</text:span><text:span text:style-name="T5">.</text:span></text:p>
      <text:p text:style-name="P1"><text:line-break/>5) Elenque 5 benefícios do BI.</text:p>
      <text:p text:style-name="P1"><text:span text:style-name="T1">R: Conversão de dados, visualização de dados de forma interativa, tomada de decisão, analise e comparação de informação e usabilidade corporativa.</text:span></text:p>
      <text:p text:style-name="P1"><text:line-break/>6) O que é um DW?</text:p>
      <text:p text:style-name="P1"><text:span text:style-name="T1">R: </text:span><text:span text:style-name="T18">Data Warehouse tradicional compila dados estruturados em um único local. </text:span><text:span text:style-name="T19">J</text:span><text:span text:style-name="T18">á D</text:span><text:span text:style-name="T13">ata</text:span><text:span text:style-name="T15"> </text:span><text:span text:style-name="T14">W</text:span><text:span text:style-name="T13">arehouse</text:span><text:span text:style-name="T20"> </text:span><text:span text:style-name="T18">moderno utiliza recursos de nuvem e NoSQL para armazenar dados.</text:span><text:span text:style-name="T20"> </text:span></text:p>
      <text:p text:style-name="P1"><text:span text:style-name="T20"/></text:p>
      <text:p text:style-name="P1">7) Explique o que é um Data Mart.</text:p>
      <text:p text:style-name="P1"><text:span text:style-name="T1">R: </text:span>Um <text:span text:style-name="Strong_20_Emphasis"><text:span text:style-name="T24">Data Mart</text:span></text:span> é uma forma simples de data warehouse que se concentra em um único assunto ou linha de negócios, como vendas, finanças ou marketing. </text:p>
      <text:p text:style-name="P1"/>
      <text:p text:style-name="P1"><text:span text:style-name="T31">8</text:span>) Qual é a importância da Governança de Dados no contexto do BI?</text:p>
      <text:p text:style-name="P3">R: A Governança de Dados torna-se fundamental para qualquer corporação, pois coleta os dados e os transforma em informação utilizada para análise analítica, resultando para tomada de decisão de um negócio.</text:p>
      <text:p text:style-name="P3"/>
      <text:p text:style-name="P5"><text:span text:style-name="T31">9</text:span>) Quais são as 9 áreas do Framework DAMA?</text:p>
      <text:p text:style-name="P5"><text:span text:style-name="T31">R: </text:span><text:span text:style-name="Strong_20_Emphasis"><text:span text:style-name="T23">Gerenciamento de arquitetura de dados, Desenvolvimento dos dados, Gerenciamento de operações de dados, Gerenciamento de segurança de dados, Gerenciamento de dados mestre e referência, Gerenciamento de DW e BI, Gerenciamento da documentação e conteúdo, Gerenciamento de Metadados </text:span></text:span><text:span text:style-name="Strong_20_Emphasis"><text:span text:style-name="T25">e </text:span></text:span><text:span text:style-name="Strong_20_Emphasis"><text:span text:style-name="T23">Gerenciamento de Qualidade de dados.</text:span></text:span></text:p>
      <text:p text:style-name="P5"><text:line-break/><text:span text:style-name="T31">10</text:span>) O que é um ERP?</text:p>
      <text:p text:style-name="P1"><text:span text:style-name="T1">R: </text:span><text:span text:style-name="T29">Enterprise Resource Planning </text:span><text:span text:style-name="T30">(</text:span><text:span text:style-name="T29">sistema de gestão integrado</text:span><text:span text:style-name="T30">)</text:span><text:span text:style-name="T29"> </text:span><text:span text:style-name="T30">refere-se a um sistema capaz de </text:span><text:span text:style-name="Strong_20_Emphasis"><text:span text:style-name="T29">centraliz</text:span></text:span><text:span text:style-name="Strong_20_Emphasis"><text:span text:style-name="T30">ar</text:span></text:span><text:span text:style-name="Strong_20_Emphasis"><text:span text:style-name="T29"> as informações </text:span></text:span><text:span text:style-name="Strong_20_Emphasis"><text:span text:style-name="T30">e</text:span></text:span><text:span text:style-name="T29"> o fluxo de dados corporativos. </text:span><text:span text:style-name="T30">Resultando</text:span><text:span text:style-name="T29"> </text:span><text:span text:style-name="T30">ao</text:span><text:span text:style-name="T29"> acesso </text:span><text:span text:style-name="T30">de</text:span><text:span text:style-name="T29"> insights valiosos, que contribuem para </text:span><text:span text:style-name="T30">tomada de decisão</text:span><text:span text:style-name="T29">. </text:span></text:p>
      <text:p text:style-name="P1"><text:span text:style-name="T29"/></text:p>
      <text:p text:style-name="P2"><text:line-break/>1<text:span text:style-name="T31">1</text:span>) O que é um CRM?</text:p>
      <text:p text:style-name="P1"><text:span text:style-name="T1">R: </text:span><text:span text:style-name="T26">CRM </text:span><text:span text:style-name="T2">(</text:span><text:span text:style-name="T3">Gestão de Relacionamento com o Cliente</text:span><text:span text:style-name="T2">)</text:span><text:span text:style-name="T26"> refere a um software que possibilita coletar dados provenientes dos clientes, atendendo performance referente ao requisito dos clientes em determinada plataforma.</text:span></text:p>
      <text:p text:style-name="P1"><text:line-break/>12) Caracterize o BPM.</text:p>
      <text:p text:style-name="P1"><text:span text:style-name="T1">R: </text:span><text:span text:style-name="Strong_20_Emphasis"><text:span text:style-name="T23">BPM é uma combinação entre automação, controle, análise e otimização de fluxos corporativos</text:span></text:span><text:span text:style-name="T23">. Sua aplicação depende do estudo e monitoramento assíduo dos processos do negócio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, Calibri_EmbeddedFont, Calibri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8:58:22.972000000</meta:creation-date>
    <dc:date>2024-04-07T11:00:10.498000000</dc:date>
    <meta:editing-duration>PT2H1M47S</meta:editing-duration>
    <meta:editing-cycles>2</meta:editing-cycles>
    <meta:generator>LibreOffice/7.5.7.1$Windows_X86_64 LibreOffice_project/47eb0cf7efbacdee9b19ae25d6752381ede23126</meta:generator>
    <meta:document-statistic meta:table-count="0" meta:image-count="0" meta:object-count="0" meta:page-count="2" meta:paragraph-count="26" meta:word-count="451" meta:character-count="2836" meta:non-whitespace-character-count="2400"/>
  </office:meta>
</office:document-meta>
</file>